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ff00"/>
    </style:style>
    <style:style style:name="P2" style:family="paragraph" style:parent-style-name="Preformatted_20_Text">
      <style:text-properties fo:color="#ffff00"/>
    </style:style>
    <style:style style:name="P3" style:family="paragraph" style:parent-style-name="Preformatted_20_Text">
      <style:text-properties fo:color="#ffff00" officeooo:paragraph-rsid="000a84d9"/>
    </style:style>
    <style:style style:name="P4" style:family="paragraph" style:parent-style-name="Preformatted_20_Text">
      <style:paragraph-properties fo:margin-top="0cm" fo:margin-bottom="0.499cm" loext:contextual-spacing="false"/>
      <style:text-properties fo:color="#ffff00"/>
    </style:style>
    <style:style style:name="P5" style:family="paragraph" style:parent-style-name="Preformatted_20_Text">
      <style:paragraph-properties fo:margin-top="0cm" fo:margin-bottom="0.499cm" loext:contextual-spacing="false" fo:break-before="page"/>
      <style:text-properties fo:color="#ffff00" officeooo:paragraph-rsid="000c6089"/>
    </style:style>
    <style:style style:name="P6" style:family="paragraph" style:parent-style-name="Preformatted_20_Text">
      <style:text-properties fo:color="#ffff00" officeooo:paragraph-rsid="000fec42"/>
    </style:style>
    <style:style style:name="T1" style:family="text">
      <style:text-properties officeooo:rsid="000decb7"/>
    </style:style>
    <style:style style:name="T2" style:family="text">
      <style:text-properties officeooo:rsid="000fec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ab/></text:p>
      <text:p text:style-name="P6"/>
      <text:p text:style-name="P6"><text:tab/>#!/usr/bin/perl -w <text:s text:c="37"/></text:p>
      <text:p text:style-name="P3"><text:tab/># camel code</text:p>
      <text:p text:style-name="P2"><text:tab/>use strict;</text:p>
      <text:p text:style-name="P2"><text:span text:style-name="T1">­<text:tab/></text:span> <text:s text:c="42"/>$_='ev</text:p>
      <text:p text:style-name="P2"><text:tab/> <text:s text:c="38"/>al("seek\040D</text:p>
      <text:p text:style-name="P2"><text:tab/> <text:s text:c="10"/>ATA,0, <text:s text:c="17"/>0;");foreach(1..3)</text:p>
      <text:p text:style-name="P2"><text:tab/> <text:s text:c="6"/>{&lt;DATA&gt;;}my <text:s text:c="14"/>@camel1hump;my$camel;</text:p>
      <text:p text:style-name="P2"><text:tab/> <text:s/>my$Camel <text:s/>;while( <text:s text:c="12"/>&lt;DATA&gt;){$_=sprintf("%-6</text:p>
      <text:p text:style-name="P2"><text:tab/>9s",$_);my@dromedary <text:s text:c="10"/>1=split(//);if(defined($</text:p>
      <text:p text:style-name="P2"><text:tab/>_=&lt;DATA&gt;)){@camel1hum <text:s text:c="7"/>p=split(//);}while(@dromeda</text:p>
      <text:p text:style-name="P2"><text:tab/> ry1){my$camel1hump=0 <text:s text:c="5"/>;my$CAMEL=3;if(defined($_=shif</text:p>
      <text:p text:style-name="P2"><text:tab/> <text:s text:c="7"/>t(@dromedary1 <text:s text:c="3"/>))&amp;&amp;/\S/){$camel1hump+=1&lt;&lt;$CAMEL;}</text:p>
      <text:p text:style-name="P2"><text:tab/> <text:s text:c="6"/>$CAMEL--;if(d <text:s text:c="2"/>efined($_=shift(@dromedary1))&amp;&amp;/\S/){</text:p>
      <text:p text:style-name="P2"><text:tab/> <text:s text:c="5"/>$camel1hump+=1 <text:s/>&lt;&lt;$CAMEL;}$CAMEL--;if(defined($_=shift(</text:p>
      <text:p text:style-name="P2"><text:tab/> <text:s text:c="4"/>@camel1hump))&amp;&amp;/\S/){$camel1hump+=1&lt;&lt;$CAMEL;}$CAMEL--;if(</text:p>
      <text:p text:style-name="P2"><text:tab/> <text:s text:c="4"/>defined($_=shift(@camel1hump))&amp;&amp;/\S/){$camel1hump+=1&lt;&lt;$CAME</text:p>
      <text:p text:style-name="P2"><text:tab/> <text:s text:c="4"/>L;;}$camel.=(split(//,"\040..m`{/J\047\134}L^7FX"))[$camel1h</text:p>
      <text:p text:style-name="P2"><text:tab/> <text:s text:c="5"/>ump];}$camel.="\n";}@camel1hump=split(/\n/,$camel);foreach(@</text:p>
      <text:p text:style-name="P2"><text:tab/> <text:s text:c="5"/>camel1hump){chomp;$Camel=$_;y/LJF7\173\175`\047/\061\062\063\</text:p>
      <text:p text:style-name="P2"><text:tab/> <text:s text:c="5"/>064\065\066\067\070/;y/12345678/JL7F\175\173\047`/;$_=reverse;</text:p>
      <text:p text:style-name="P2"><text:tab/> <text:s text:c="6"/>print"$_\040$Camel\n";}foreach(@camel1hump){chomp;$Camel=$_;y</text:p>
      <text:p text:style-name="P2"><text:tab/> <text:s text:c="7"/>/LJF7\173\175`\047/12345678/;y/12345678/JL7F\175\173\0 47`/;</text:p>
      <text:p text:style-name="P2"><text:tab/> <text:s text:c="8"/>$_=reverse;print"\040$_$Camel\n";}';;s/\s*//g;;eval; <text:s text:c="2"/>eval</text:p>
      <text:p text:style-name="P2"><text:tab/> <text:s text:c="10"/>("seek\040DATA,0,0;");undef$/;$_=&lt;DATA&gt;;s/\s*//g;( <text:s text:c="2"/>);;s</text:p>
      <text:p text:style-name="P2"><text:tab/> <text:s text:c="12"/>;^.*_;;;map{eval"print\"$_\"";}/.{4}/g; __DATA__ <text:s text:c="2"/>\124</text:p>
      <text:p text:style-name="P2"><text:tab/> <text:s text:c="14"/>\1 <text:s text:c="2"/>50\145\040\165\163\145\040\157\1 46\040\1 <text:s/>41\0</text:p>
      <text:p text:style-name="P2"><text:tab/> <text:s text:c="19"/>40\143\141 <text:s/>\155\145\1 54\040\1 <text:s text:c="2"/>51\155\ <text:s/>141</text:p>
      <text:p text:style-name="P2"><text:tab/> <text:s text:c="19"/>\147\145\0 <text:s/>40\151\156 \040\141 <text:s text:c="3"/>\163\16 3\</text:p>
      <text:p text:style-name="P2"><text:tab/> <text:s text:c="20"/>157\143\ <text:s text:c="2"/>151\141\16 <text:s/>4\151\1 <text:s text:c="4"/>57\156</text:p>
      <text:p text:style-name="P2"><text:tab/> <text:s text:c="20"/>\040\167 <text:s/>\151\164\1 <text:s text:c="2"/>50\040\ <text:s text:c="5"/>120\1</text:p>
      <text:p text:style-name="P2"><text:tab/> <text:s text:c="20"/>45\162\ <text:s text:c="2"/>154\040\15 <text:s text:c="3"/>1\163\ <text:s text:c="5"/>040\14</text:p>
      <text:p text:style-name="P2"><text:tab/> <text:s text:c="20"/>1\040\1 <text:s text:c="2"/>64\162\1 <text:s text:c="5"/>41\144 <text:s text:c="6"/>\145\</text:p>
      <text:p text:style-name="P2"><text:tab/> <text:s text:c="20"/>155\14 <text:s text:c="3"/>1\162\ <text:s text:c="6"/>153\04 <text:s text:c="7"/>0\157</text:p>
      <text:p text:style-name="P2"><text:tab/> <text:s text:c="21"/>\146\ <text:s text:c="4"/>040\11 <text:s text:c="4"/>7\047\ <text:s text:c="8"/>122\1</text:p>
      <text:p text:style-name="P2"><text:tab/> <text:s text:c="21"/>45\15 <text:s text:c="5"/>1\154\1 <text:s/>54\171 <text:s text:c="9"/>\040</text:p>
      <text:p text:style-name="P2"><text:tab/> <text:s text:c="21"/>\046\ <text:s text:c="8"/>012\101\16 <text:s text:c="11"/>3\16</text:p>
      <text:p text:style-name="P2"><text:tab/> <text:s text:c="21"/>3\15 <text:s text:c="10"/>7\143\15 <text:s text:c="12"/>1\14</text:p>
      <text:p text:style-name="P2"><text:tab/> <text:s text:c="21"/>1\16 <text:s text:c="11"/>4\145\163 <text:s text:c="10"/>\054</text:p>
      <text:p text:style-name="P2"><text:tab/> <text:s text:c="20"/>\040 <text:s text:c="11"/>\111\156\14 <text:s text:c="8"/>3\056</text:p>
      <text:p text:style-name="P2"><text:tab/> <text:s text:c="19"/>\040\ <text:s text:c="8"/>125\163\145\14 <text:s text:c="8"/>4\040\</text:p>
      <text:p text:style-name="P2"><text:tab/> <text:s text:c="19"/>167\1 <text:s text:c="7"/>51\164\1 <text:s/>50\0 <text:s text:c="8"/>40\160\</text:p>
      <text:p text:style-name="P2"><text:tab/> <text:s text:c="17"/>145\162 <text:s text:c="29"/>\155\151</text:p>
      <text:p text:style-name="P2"><text:tab/> <text:s text:c="15"/>\163\163 <text:s text:c="31"/>\151\1</text:p>
      <text:p text:style-name="P2"><text:tab/> <text:s text:c="13"/>57\156\056</text:p>
      <text:p text:style-name="P4"><text:tab/>%%</text:p>
      <text:p text:style-name="P4"/>
      <text:p text:style-name="P5"/>
      <text:p text:style-name="P4"><text:tab/>#Kickstart from http://www.perlmonks.com/</text:p>
      <text:p text:style-name="P2"><text:tab/>#note: a slight valentine variation :)</text:p>
      <text:p text:style-name="P2"/>
      <text:p text:style-name="P2"><text:tab/> <text:s text:c="5"/>$LOVE= <text:s text:c="14"/>AMOUR.</text:p>
      <text:p text:style-name="P2"><text:tab/> <text:s text:c="3"/>true.cards. <text:s text:c="7"/>ecstacy.crush </text:p>
      <text:p text:style-name="P2"><text:tab/> <text:s/>.hon.promise.de <text:s text:c="3"/>.votion.partners.</text:p>
      <text:p text:style-name="P2"><text:tab/> tender.truelovers. treasure.affection.</text:p>
      <text:p text:style-name="P2"><text:tab/>devotion.care.woo.baby.ardor.romancing.</text:p>
      <text:p text:style-name="P2"><text:tab/>enthusiasm.fealty.fondness.turtledoves.</text:p>
      <text:p text:style-name="P2"><text:tab/>lovers.sentiment.worship.sweetling.pure</text:p>
      <text:p text:style-name="P2"><text:tab/>.attachment.flowers.roses.promise.poem;</text:p>
      <text:p text:style-name="P2"><text:tab/> $LOVE=~ s/AMOUR/adore/g; @a=split(//,</text:p>
      <text:p text:style-name="P2"><text:tab/> <text:s/>$LOVE); $o.= chr (ord($a[1])+6). chr</text:p>
      <text:p text:style-name="P2"><text:tab/> <text:s text:c="2"/>(ord($a[3])+3). $a[16]. $a[5]. chr</text:p>
      <text:p text:style-name="P2"><text:tab/> <text:s text:c="3"/>(32). $a[0]. $a[(26+2)]. $a[27].</text:p>
      <text:p text:style-name="P2"><text:tab/> <text:s text:c="5"/>$a[5].$a[25]. $a[8].$a[3].chr</text:p>
      <text:p text:style-name="P2"><text:tab/> <text:s text:c="7"/>(32).$a[29]. $a[8].$a[3].</text:p>
      <text:p text:style-name="P2"><text:tab/> <text:s text:c="9"/>$a[62].chr(32).$a[62].</text:p>
      <text:p text:style-name="P2"><text:tab/> <text:s text:c="10"/>$a[2].$a[38].$a[4].</text:p>
      <text:p text:style-name="P2"><text:tab/> <text:s text:c="14"/>$a[3].'.';</text:p>
      <text:p text:style-name="P2"><text:tab/> <text:s text:c="16"/>print</text:p>
      <text:p text:style-name="P2"><text:tab/> <text:s text:c="17"/>$o; </text:p>
      <text:p text:style-name="P2"><text:s text:c="18"/></text:p>
      <text:p text:style-name="P4"><text:tab/>%% <text:s text:c="17"/>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lrr </meta:initial-creator>
    <meta:creation-date>2017-02-23T19:02:32.872485243</meta:creation-date>
    <dc:date>2017-02-23T19:47:22.581788078</dc:date>
    <dc:creator>renatolrr </dc:creator>
    <meta:editing-duration>PT12M51S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2" meta:paragraph-count="69" meta:word-count="162" meta:character-count="3420" meta:non-whitespace-character-count="2122"/>
  </office:meta>
</office:document-meta>
</file>